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33c97" officeooo:paragraph-rsid="00033c97"/>
    </style:style>
    <style:style style:name="P2" style:family="paragraph" style:parent-style-name="Text_20_body">
      <style:text-properties officeooo:rsid="00033c97" officeooo:paragraph-rsid="00033c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iziołki lekkostope</text:h>
      <text:p text:style-name="P2">Jako niziołek lekkostopy, możesz się łatwo ukrywać, nawet wykorzystując innych ludzi jako osłonę. Zazwyczaj dobrze się dogadujesz z innymi ludźmi.</text:p>
      <text:p text:style-name="P2">Niziołki lekkostope częściej wybierają się na podróże i przygody od innych niziołków i często żyją wśród innych ras lub prowadzą nomadyczny styl życia. </text:p>
      <text:p text:style-name="P2"><text:span text:style-name="T1">Zwiększenie wartości atrybutów</text:span>: Twoja Charyzma jest zwiększona o 1.</text:p>
      <text:p text:style-name="P2"><text:span text:style-name="T1">Naturalny skradacz</text:span><text:span text:style-name="T2">: Możesz spróbować się ukryć nawet kiedy masz obok siebie tylko istotę o choćby rozmiar większą od Ciebie. </text:span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3T01:00:49.326000000</dc:date>
    <meta:editing-duration>PT3M16S</meta:editing-duration>
    <meta:editing-cycles>1</meta:editing-cycles>
    <meta:document-statistic meta:table-count="0" meta:image-count="0" meta:object-count="0" meta:page-count="1" meta:paragraph-count="5" meta:word-count="73" meta:character-count="510" meta:non-whitespace-character-count="439"/>
    <meta:generator>LibreOffice/7.1.4.2$Windows_X86_64 LibreOffice_project/a529a4fab45b75fefc5b6226684193eb000654f6</meta:generator>
  </office:meta>
</office:document-meta>
</file>